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8cm" fo:min-width="0.66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147cm" fo:min-width="1.914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4.707cm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5.723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solid" draw:fill="none" fo:min-height="2.845cm"/>
    </style:style>
    <style:style style:name="gr9" style:family="graphic" style:parent-style-name="standard">
      <style:graphic-properties draw:textarea-horizontal-align="justify" draw:textarea-vertical-align="middle" draw:auto-grow-height="false" fo:min-height="3.053cm" fo:min-width="4.70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51cm" svg:height="1.778cm" svg:x="8.112cm" svg:y="4.42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9.763cm" svg:y1="5.318cm" svg:x2="12.374cm" svg:y2="8.873cm" draw:start-shape="id1" draw:start-glue-point="10" draw:end-shape="id2" draw:end-glue-point="0" svg:d="M9763 5318c1741 0 2611 1185 2611 3555" svg:viewBox="0 0 2612 3556">
          <text:p/>
        </draw:connector>
        <draw:custom-shape draw:style-name="gr3" draw:text-style-name="P1" xml:id="id3" draw:id="id3" draw:layer="layout" svg:width="4.826cm" svg:height="4.793cm" svg:x="6.334cm" svg:y="20.211cm">
          <text:p text:style-name="P1"><text:span text:style-name="T1">light_control</text:span></text:p>
          <text:p text:style-name="P1"><text:span text:style-name="T1">Received </text:span></text:p>
          <text:p text:style-name="P1"><text:span text:style-name="T1">a Messa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" draw:id="id4" draw:layer="layout" svg:width="5.207cm" svg:height="2.286cm" svg:x="11.93cm" svg:y="24.368cm">
          <text:p text:style-name="P1"><text:span text:style-name="T1">Set output pin to high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6.223cm" svg:height="2.286cm" svg:x="14.216cm" svg:y="21.828cm">
          <text:p text:style-name="P1"><text:span text:style-name="T1">Set output pin to low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8.747cm" svg:y1="25.004cm" svg:x2="11.93cm" svg:y2="25.511cm" draw:start-shape="id3" draw:start-glue-point="6" draw:end-shape="id4" draw:end-glue-point="3" svg:d="M8747 25004c0 338 1061 507 3183 507" svg:viewBox="0 0 3184 508">
          <text:p/>
        </draw:connector>
        <draw:connector draw:style-name="gr2" draw:text-style-name="P2" draw:layer="layout" draw:type="curve" svg:x1="11.16cm" svg:y1="22.608cm" svg:x2="14.216cm" svg:y2="22.971cm" draw:start-shape="id3" draw:start-glue-point="7" draw:end-shape="id5" draw:end-glue-point="3" svg:d="M11160 22608c2292 0 764 363 3056 363" svg:viewBox="0 0 3057 364">
          <text:p/>
        </draw:connector>
        <draw:frame draw:style-name="gr6" draw:text-style-name="P3" draw:layer="layout" svg:width="4.447cm" svg:height="0.963cm" svg:x="9.261cm" svg:y="25.003cm">
          <draw:text-box>
            <text:p>True</text:p>
          </draw:text-box>
        </draw:frame>
        <draw:frame draw:style-name="gr6" draw:text-style-name="P3" draw:layer="layout" svg:width="4.447cm" svg:height="0.963cm" svg:x="12.311cm" svg:y="21.955cm">
          <draw:text-box>
            <text:p>False</text:p>
          </draw:text-box>
        </draw:frame>
        <draw:line draw:style-name="gr7" draw:text-style-name="P2" draw:layer="layout" svg:x1="0.992cm" svg:y1="20.078cm" svg:x2="20.582cm" svg:y2="20.078cm">
          <text:p/>
        </draw:line>
        <draw:frame draw:style-name="gr8" draw:text-style-name="P3" draw:layer="layout" svg:width="4.447cm" svg:height="3.095cm" svg:x="1.381cm" svg:y="20.431cm">
          <draw:text-box>
            <text:p>Subscriber callback running in parallel</text:p>
          </draw:text-box>
        </draw:frame>
        <draw:custom-shape draw:style-name="gr9" draw:text-style-name="P1" xml:id="id2" draw:id="id2" draw:layer="layout" svg:width="5.207cm" svg:height="3.303cm" svg:x="9.771cm" svg:y="8.873cm">
          <text:p text:style-name="P1"><text:span text:style-name="T2">S</text:span><text:span text:style-name="T2">e</text:span><text:span text:style-name="T2">t</text:span><text:span text:style-name="T2">u</text:span><text:span text:style-name="T2">p</text:span><text:span text:style-name="T2"> </text:span><text:span text:style-name="T2">p</text:span><text:span text:style-name="T2">i</text:span><text:span text:style-name="T2">n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i</text:span><text:span text:style-name="T2">n</text:span><text:span text:style-name="T2">g</text:span><text:span text:style-name="T2"> </text:span></text:p>
          <text:p text:style-name="P1"><text:span text:style-name="T2">S</text:span><text:span text:style-name="T2">c</text:span><text:span text:style-name="T2">h</text:span><text:span text:style-name="T2">e</text:span><text:span text:style-name="T2">m</text:span><text:span text:style-name="T2">e</text:span><text:span text:style-name="T2">,</text:span></text:p>
          <text:p text:style-name="P1"><text:span text:style-name="T2">S</text:span><text:span text:style-name="T2">e</text:span><text:span text:style-name="T2">t</text:span><text:span text:style-name="T2">u</text:span><text:span text:style-name="T2">p</text:span><text:span text:style-name="T2"> </text:span><text:span text:style-name="T2">p</text:span><text:span text:style-name="T2">i</text:span><text:span text:style-name="T2">n</text:span><text:span text:style-name="T2"> </text:span><text:span text:style-name="T2">t</text:span><text:span text:style-name="T2">y</text:span><text:span text:style-name="T2">p</text:span><text:span text:style-name="T2">e</text:span><text:span text:style-name="T2"> </text:span><text:span text:style-name="T2">a</text:span><text:span text:style-name="T2">s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/text:p>
          <text:p text:style-name="P1"><text:span text:style-name="T2">S</text:span><text:span text:style-name="T2">e</text:span><text:span text:style-name="T2">t </text:span><text:span text:style-name="T2">o</text:span><text:span text:style-name="T2">u</text:span><text:span text:style-name="T2">t</text:span><text:span text:style-name="T2">p</text:span><text:span text:style-name="T2">u</text:span><text:span text:style-name="T2">t </text:span><text:span text:style-name="T2">p</text:span><text:span text:style-name="T2">i</text:span><text:span text:style-name="T2">n</text:span><text:span text:style-name="T2"> </text:span><text:span text:style-name="T2">a</text:span><text:span text:style-name="T2">s</text:span><text:span text:style-name="T2"> </text:span><text:span text:style-name="T2">l</text:span><text:span text:style-name="T2">o</text:span><text:span text:style-name="T2">w</text:span></text:p>
          <text:p text:style-name="P1"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i</text:span><text:span text:style-name="T2">z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o</text:span><text:span text:style-name="T2">s</text:span><text:span text:style-name="T2"> </text:span><text:span text:style-name="T2">n</text:span><text:span text:style-name="T2">o</text:span><text:span text:style-name="T2">d</text:span><text:span text:style-name="T2">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5T11:59:14.300214965</meta:creation-date>
    <dc:date>2021-11-05T12:07:14.803559992</dc:date>
    <meta:editing-duration>PT8M</meta:editing-duration>
    <meta:editing-cycles>2</meta:editing-cycles>
    <meta:generator>LibreOffice/6.0.7.3$Linux_AARCH64 LibreOffice_project/00m0$Build-3</meta:generator>
    <meta:document-statistic meta:object-count="12"/>
  </office:meta>
</office:document-meta>
</file>